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3" style:master-page-name="">
      <style:paragraph-properties style:page-number="auto" fo:break-before="pag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8.0.oxt&#13;&#13;22.06.2019 19:53:1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012194996460215803"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128874509978782800" text:style-name="L2">
        <text:list-item>
          <text:p text:style-name="P43">Version 2.1.2 :</text:p>
        </text:list-item>
      </text:list>
      <text:list xml:id="list3897750469316656349" text:style-name="L3">
        <text:list-item>
          <text:list>
            <text:list-item>
              <text:p text:style-name="P44">Localized help : resolved non-functional hyperlink due to API incompatibility introduced by Apache OpenOffice 4.1 (and LibreOffice 4.0).</text:p>
            </text:list-item>
          </text:list>
        </text:list-item>
      </text:list>
      <text:list xml:id="list39731183" text:continue-list="list5128874509978782800" text:style-name="L2">
        <text:list-item>
          <text:p text:style-name="P43">Version 2.1.1 :</text:p>
        </text:list-item>
      </text:list>
      <text:list xml:id="list5279235826164173017"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9744874" text:continue-list="list39731183" text:style-name="L2">
        <text:list-item>
          <text:p text:style-name="P43">Version 2.1.0 :</text:p>
        </text:list-item>
      </text:list>
      <text:list xml:id="list3838989777032991256"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9746706" text:continue-list="list39744874" text:style-name="L2">
        <text:list-item>
          <text:p text:style-name="P43">Version 2.0.0 :</text:p>
        </text:list-item>
      </text:list>
      <text:list xml:id="list562066716958922059"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9731390" text:continue-list="list39746706" text:style-name="L2">
        <text:list-item>
          <text:p text:style-name="P43">Version 1.5.3 :</text:p>
        </text:list-item>
      </text:list>
      <text:list xml:id="list3983124891751906167"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969820444145363612"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408006576139632110"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447831601045910881"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472343328440342948"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165470085555047204"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237095109803430569"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1097310135871506655"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934081364915055901"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834710641703550519"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981493229507148050" text:style-name="L17">
        <text:list-item>
          <text:p text:style-name="P58">Arg1 : <text:span text:style-name="InstructionMacro">String</text:span> : mandatory, type of control used for the button</text:p>
        </text:list-item>
      </text:list>
      <text:list xml:id="list6395085649686677451"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963048149606037787"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905383026659107172"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62463154678594308"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540322232027534749"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715958631627529543"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419524617147740600"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390313712816222275"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000150404341037857"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330188058045788846"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335410179381397913"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06197690655042450"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703411572227578747"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96993610061912473"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143847339271486795"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49338717744903973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313668629492735681"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266638766046453620"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91372918493306290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11214251919491090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64963349642294835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972867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42708646709544583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9048799838439148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57935510287273523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53</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56</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56</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56</dc:date><text:p>internal</text:p><text:p>Page2</text:p><text:p/></office:annotation>Paragraph styles</text:p>
      <text:p text:style-name="P27"><office:annotation><dc:creator>BM</dc:creator><dc:date>2008-03-13T00:00:00.56</dc:date><text:p>internal</text:p><text:p>Page7</text:p><text:p/></office:annotation>Hyperlinks</text:p>
      <text:p text:style-name="hlp_5f_paragraph"><text:span text:style-name="T14"><office:annotation><dc:creator>BM</dc:creator><dc:date>2008-03-13T00:00:00.56</dc:date><text:p>internal</text:p><text:p>Page3</text:p><text:p/></office:annotation></text:span><text:span text:style-name="T14">Text formatting</text:span></text:p>
      <text:p text:style-name="P27"><office:annotation><dc:creator>BM</dc:creator><dc:date>2008-03-26T00:00:00.56</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56</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57</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57</dc:date><text:p>external</text:p><text:p>text/swriter/main0210.xhp</text:p><text:p/></office:annotation><text:span text:style-name="T14">Preview topic</text:span> </text:p>
      <text:p text:style-name="hlp_5f_paragraph">This hyperlink displays <text:s/><office:annotation><dc:creator>BM</dc:creator><dc:date>2008-03-15T00:00:00.57</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9740676" text:continue-list="list291372918493306290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9743683" text:continue-list="list3972867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58</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58</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58</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39745573" text:continue-list="list3974067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7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8.0")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